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en" fo:country="GB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0pt" fo:language="en" fo:country="GB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0pt" fo:language="en" fo:country="GB" style:font-size-asian="10pt" style:font-name-complex="Arial"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3333" fo:language="en" fo:country="none" fo:font-weight="bold" style:font-weight-asian="bold" style:font-name-complex="Ari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language="en" fo:country="US"/>
    </style:style>
    <style:style style:name="T8" style:family="text">
      <style:text-properties fo:color="#000000" fo:language="en" fo:country="none"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7"><text:span text:style-name="T1"><text:placeholder text:placeholder-type="text">&lt;data['form']['file_refrence_no']&gt;</text:placeholder></text:span><text:span text:style-name="T1"> <text:tab/><text:tab/><text:tab/><text:tab/><text:tab/><text:tab/><text:tab/><text:tab/></text:span></text:p>
      <text:p text:style-name="P8"><text:placeholder text:placeholder-type="text">&lt;time&gt;</text:placeholder></text:p>
      <text:p text:style-name="P4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6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6">relatorio:///for</text:span></text:a></text:p>
          </table:table-cell>
        </table:table-row>
      </table:table>
      <text:p text:style-name="P4"/>
      <text:p text:style-name="P3"><text:placeholder text:placeholder-type="text">&lt;data['form']['title_last_name']&gt;</text:placeholder></text:p>
      <text:p text:style-name="P4"/>
      <text:p text:style-name="P4">Your Consultant/Therapist has requested a Driving Assessment for you and this is to confirm that your appointment has been made for:</text:p>
      <text:p text:style-name="P4"/>
      <text:p text:style-name="P9"><text:span text:style-name="T2"><text:placeholder text:placeholder-type="text">&lt;data['form']['apmt_start_date']&gt;</text:placeholder></text:span><text:span text:style-name="T2"> at </text:span><text:span text:style-name="T2"><text:placeholder text:placeholder-type="text">&lt;data['form']['apmt_start_time']&gt;</text:placeholder></text:span><text:span text:style-name="T3"> hrs</text:span></text:p>
      <text:p text:style-name="P11"/>
      <text:p text:style-name="P5"><text:s/>At <text:span text:style-name="T8">11 Acer Road, Saddlebow Industrial Estate, Kings Lynn PE34 3HN</text:span></text:p>
      <text:p text:style-name="P10"><text:s text:c="2"/></text:p>
      <text:p text:style-name="P4">It is anticipated that you will need to allow approximately 2½ hours for the assessment and there is a waiting/ refreshment area available for you and the person(s) accompanying you. <text:s/></text:p>
      <text:p text:style-name="P4"/>
      <text:p text:style-name="P2">Please complete the enclosed questionnaire and return both to us as (<text:span text:style-name="T4">AT THETFORD</text:span>)soon as possible, together with your cheque for £45 (made payable to East Anglian DriveAbility) to confirm your acceptance of the appointment.</text:p>
      <text:p text:style-name="P4"/>
      <text:p text:style-name="P4">If cancellation is necessary please note that the full fee will be charged unless 5 working days notice is given, or medical evidence of your inability to attend is provided.</text:p>
      <text:p text:style-name="P4"/>
      <text:p text:style-name="P4">When you attend :</text:p>
      <text:p text:style-name="P4"/>
      <text:p text:style-name="P12">1 <text:s text:c="2"/>Please ensure you bring your Driving Licence with you. If you do not have a valid licence in your possession please advise us as soon as possible.</text:p>
      <text:p text:style-name="P6"/>
      <text:p text:style-name="P12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12"/>
      <text:p text:style-name="P12">3 <text:s text:c="2"/><text:span text:style-name="T7">If the gates are closed when you arrive please call 0792 2653 325</text:span></text:p>
      <text:p text:style-name="P4"/>
      <text:p text:style-name="P4">We look forward to seeing you and hope that we are able to help you overcome your mobility problems. <text:s/>If you have any queries about any aspect of the assessment, please do not hesitate to contact me.</text:p>
      <text:p text:style-name="P4"/>
      <text:p text:style-name="P4">Yours sincerely,</text:p>
      <text:p text:style-name="P4"/>
      <text:p text:style-name="P4"/>
      <text:p text:style-name="P4">For East Anglian DriveAbilit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0.4917in" fo:margin-left="0.9161in" fo:margin-right="0.916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2575in" fo:margin-left="0in" fo:margin-right="0in" fo:margin-top="0.21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7492in" fo:margin-left="0.9161in" fo:margin-right="0.916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10-17T08:40:00</meta:creation-date>
    <dc:date>2015-02-07T23:01:55.85</dc:date>
    <meta:editing-cycles>14</meta:editing-cycles>
    <meta:editing-duration>PT01H52M13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1" meta:word-count="277" meta:character-count="1810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